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O AMBIENTE WEB</text:p>
      <text:p text:style-name="Standard"/>
      <text:p text:style-name="Standard">MODELO CLIENTE X SERVIDOR</text:p>
      <text:p text:style-name="Standard">-este modelo teve como objetivo separar as responsabilidades, ou seja, o processamento ficando do<text:s/><text:tab/>lado do cliente(pc do usuário) e os dados a cargo do servidor, diferente do modelo<text:s/><text:tab/>centralizado da época em que tudo era feito do lado do servidor</text:p>
      <text:p text:style-name="Standard"/>
      <text:p text:style-name="Standard">-este modelo acaba poupando recursos e sobrecarga do servidor, sendo cada máquina de usuário<text:s/><text:tab/>responsável pelo processamento</text:p>
      <text:p text:style-name="Standard"/>
      <text:p text:style-name="Standard">MODELO DE DUAS CAMADAS</text:p>
      <text:p text:style-name="Standard">-exemplifica a separação de responsabilidades, onde o processamento e interface do usuário é<text:s/><text:tab/>realizada na própria máquina deste, enquanto os servidores ficam a cargo de tratar dados<text:s/><text:tab/>fazendo uso de um SGBD</text:p>
      <text:p text:style-name="Standard"/>
      <text:p text:style-name="Standard">MODELO DE TRÊS CAMADAS</text:p>
      <text:p text:style-name="Standard">-este modelo, além das camadas de apresentação e de dados, também insere a camada de aplicação</text:p>
      <text:p text:style-name="Standard">-a camada de aplicação é uma camada intermediária, onde é responsável pela lógica e regras de<text:s/><text:tab/>negócios (onde fica a linguagem de back-end) e também faz o controle de acesso à camada<text:s/><text:tab/>de dados.</text:p>
      <text:p text:style-name="Standard">-sendo assim, a camada de dados fica responsável exclusivamente pelo banco de dados</text:p>
      <text:p text:style-name="Standard"/>
      <text:p text:style-name="Standard">MODELO DE QUATRO CAMADAS</text:p>
      <text:p text:style-name="Standard">-este modelo possibilita que a interface de usuário não necessite ser instalada via software no<text:s/><text:tab/>computador do usuário, sendo necessário apenas um navegador web e internet para acessar a<text:s/><text:tab/>interface, ficando então hospedada em um servidor web (ex: sistemas web em geral)</text:p>
      <text:p text:style-name="Standard">-sendo assim, temos 3 camadas em servidor: aplicações, dados e o web</text:p>
      <text:p text:style-name="Standard">-a quarta camada é o acesso via navegador</text:p>
      <text:p text:style-name="Standard"/>
      <text:p text:style-name="Standard">AMBIENTE WEB</text:p>
      <text:p text:style-name="Standard">-antigamente, uma software ficava hospedado, tanto a interface quanto a parte de dados em um<text:s/><text:tab/>servidor interno corporativo e via rede interna possibilitava o acesso, porém, com aplicações<text:s/><text:tab/>web, é<text:s/><text:tab/>possível diversas pessoas, de qualquer lugar com internet, acessarem o mesmo<text:s/><text:tab/>sistema, sendo que tanto a interface, quando o servidor de dados, são acessados via web.</text:p>
      <text:p text:style-name="Standard"/>
      <text:p text:style-name="Standard">-este ambiente é composto pelo cliente(usa um navegador web ou aplicativo)</text:p>
      <text:p text:style-name="Standard">-servidor web, podendo acomodar as camadas de aplicação, apresentação e dados, de qualquer lugar<text:s/><text:tab/>do mundo, sendo acessado via web.</text:p>
      <text:p text:style-name="Standard"/>
      <text:p text:style-name="Standard">COMUNICAÇÃO NO AMBIENTE WEB</text:p>
      <text:p text:style-name="Standard">-realizada via internet</text:p>
      <text:p text:style-name="Standard">-para isso, utiliza protocolos de comunicação, o principal é o HTTP</text:p>
      <text:p text:style-name="Standard">-possibilita que o cliente envia uma requisição ou persista algum dado no servidor</text:p>
      <text:p text:style-name="Standard"/>
      <text:p text:style-name="Standard">AMBIENTE CLIENTE X SERVIDOR</text:p>
      <text:p text:style-name="Standard">-baseado em solicitação e resposta (request e response)</text:p>
      <text:p text:style-name="Standard"/>
      <text:p text:style-name="Standard">O CONCEITO DE INTERFACE</text:p>
      <text:p text:style-name="Standard">-o conceito de interface está ligado a interação humano – computador</text:p>
      <text:p text:style-name="Standard">-hoje chamadas de GUI (graphical user interface)</text:p>
      <text:p text:style-name="Standard">-é a ponte visual onde o usuário interage com o computador</text:p>
      <text:p text:style-name="Standard"/>
      <text:p text:style-name="Standard">A INTERFACE DO LADO DO CLIENTE</text:p>
      <text:soft-page-break/>
      <text:p text:style-name="Standard">-devido a crescente utilização de aplicações web, surgiu também a necessidade de adaptações e<text:s/><text:tab/>flexibilidade da interface para visualização e utilização em diferentes tipos e tamanhos de<text:s/><text:tab/>dispositivos, surgindo então a necessidade de responsividade por parte das aplicações,<text:s/><text:tab/>possibilitando a boa visualização em qualquer tela, mediante adaptação da aplicação</text:p>
      <text:p text:style-name="Standard"/>
      <text:p text:style-name="Standard">O CONCEITO DE DESIGN RESPONSIVO</text:p>
      <text:p text:style-name="Standard">-abordagem que sugere o bom comportamento e visualização em diferentes tamanhos de tela e<text:s/><text:tab/>plataforma, se adaptando e proporcionando boa experiência ao usuário, isso tudo sem a<text:s/><text:tab/>necessidade de desenvolvimento de várias aplicações iguais feitas com diferentes<text:s/><text:tab/>resoluções.</text:p>
      <text:p text:style-name="Standard"/>
      <text:p text:style-name="Standard">A ORIGEM DO DESIGN RESPONSIVO</text:p>
      <text:p text:style-name="Standard">-surgiu a partir do projeto arquitetônico responsivo, onde um ambiente deve se ajustar<text:s/><text:tab/>automaticamente de acordo com números e fluxo de pessoas, onde a parte material é flexível<text:s/><text:tab/>ao ponto de se ajustar para comportar mais pessoas.</text:p>
      <text:p text:style-name="Standard"/>
      <text:p text:style-name="Standard">DESIGN RESPONSIVO NA PRÁTICA</text:p>
      <text:p text:style-name="Standard">-utiliza técnicas como: layouts fluídos, media query e scripts</text:p>
      <text:p text:style-name="Standard"/>
      <text:p text:style-name="Standard">LAYOUT FLUÍDO</text:p>
      <text:p text:style-name="Standard">-faz uso de unidades flexíveis, sendo que não utiliza valores fixos, por exemplo em largura, sendo<text:s/><text:tab/>que, utiliza, por exemplo, porcentagem de uso de acordo com tamanho do espaço disponível</text:p>
      <text:p text:style-name="Standard">-além dos valores percentuais, temos EM e REM</text:p>
      <text:p text:style-name="Standard"/>
      <text:p text:style-name="Standard">MEDIA QUERY</text:p>
      <text:p text:style-name="Standard">-são expressões usadas em folhas de estilo (CSS) para condicionar determinadas propriedades de<text:s/><text:tab/>visualização de acordo com determinados tamanhos de tela</text:p>
      <text:p text:style-name="Standard">-no mesmo arquivo HTML, é possível importar diferentes arquivos de CSS &lt;link&gt; de CSS, fazer<text:s/><text:tab/>diferentes configurações de toda a tela, para diferentes tipos de tela</text:p>
      <text:p text:style-name="Standard"/>
      <text:p text:style-name="Standard">SCRIPTS</text:p>
      <text:p text:style-name="Standard">-são linguagens de programação que rodam do lado do cliente, como o javascript</text:p>
      <text:p text:style-name="Standard">-tem como funcionalidade, adicionar interação a página web, solicitar e manipular dados<text:s/><text:tab/>dinamicamente, fazendo com que uma página web deixe de ser estática.</text:p>
      <text:p text:style-name="Standard"/>
      <text:p text:style-name="Standard">DESIGN RESPONSIVO X DESIGN ADAPTATIVO</text:p>
      <text:p text:style-name="Standard">-responsivo: utiliza media querys, no mesmo arquivo CSS para se adaptar para diferentes tipos de<text:s/><text:tab/>tamanho</text:p>
      <text:p text:style-name="Standard">-adaptativo: cria diversas configurações e arquivos CSS para diferentes tamanhos de tela (pior<text:s/><text:tab/>abordagem)</text:p>
      <text:p text:style-name="Standard"/>
      <text:p text:style-name="Standard">MOBILE FIRST</text:p>
      <text:p text:style-name="Standard">-defende a idéia que, primeiramente seja pensado o design para dispositivos móveis, e<text:s/><text:tab/>posteriormente, telas de desktop</text:p>
      <text:p text:style-name="Standard"/>
      <text:p text:style-name="Standard">TECNOLOGIAS DO LADO DO CLIENTE (TEMA 2 MÓDULO 3)</text:p>
      <text:p text:style-name="Standard"/>
      <text:p text:style-name="Standard">AS TECNOLOGIAS HTML</text:p>
      <text:p text:style-name="Standard"/>
      <text:p text:style-name="Standard">-considerada a tecnologia fundamental da web</text:p>
      <text:p text:style-name="Standard">-estrutura uma página web, criando: cabeçalho, formulário, rodapé etc...</text:p>
      <text:p text:style-name="Standard">-chamada de linguagem de marcação, por usar &lt;tags&gt;</text:p>
      <text:p text:style-name="Standard">-as tags podem ser: estruturais, de conteúdo e semânticas</text:p>
      <text:p text:style-name="Standard"/>
      <text:p text:style-name="Standard">ESTRUTURAIS</text:p>
      <text:p text:style-name="Standard">-contém a estrutura obrigatória de uma página web</text:p>
      <text:p text:style-name="Standard"><text:tab/>&lt;html&gt;&lt;head&gt;&lt;body&gt; etc…</text:p>
      <text:p text:style-name="Standard"/>
      <text:p text:style-name="Standard">DE CONTEÚDO</text:p>
      <text:p text:style-name="Standard">-inserido dentro das &lt;tags&gt;, com: &lt;h1&gt;, &lt;p&gt;, &lt;ol&gt; etc..</text:p>
      <text:p text:style-name="Standard"/>
      <text:p text:style-name="Standard">SEMÂNTICAS</text:p>
      <text:p text:style-name="Standard">-relacionada ao tip ode conteúdo, são os textos dentro das &lt;tags&gt; de conteúdo</text:p>
      <text:p text:style-name="Standard"/>
      <text:p text:style-name="Standard">OUTRAS TECNOLOGIAS: CSS E JAVASCRIPT</text:p>
      <text:p text:style-name="Standard"/>
      <text:p text:style-name="Standard">CSS</text:p>
      <text:p text:style-name="Standard">-segunda camada das tecnologias do lado do cliente.</text:p>
      <text:p text:style-name="Standard">-é responsável pela estilização da página</text:p>
      <text:p text:style-name="Standard">-pode utilizar 3 propriedades para estilizar: tags, id ou class</text:p>
      <text:p text:style-name="Standard"/>
      <text:p text:style-name="Standard">-existem 4 formas de acicionar a estilização CSS</text:p>
      <text:p text:style-name="Standard"/>
      <text:p text:style-name="Standard">inline: direto na tag HTML</text:p>
      <text:p text:style-name="Standard">interno: com a tag &lt;style&gt; dentro da tag &lt;head&gt; usando a propriedade “style”</text:p>
      <text:p text:style-name="Standard">externo: forma preferencial, usa um arquivo .css específico, e o mesmo é importado no arquivo html</text:p>
      <text:p text:style-name="Standard">escopo: a mais nova, possibilita envolver uma tag em específico, pela tag &lt;style&gt; e fazer uma<text:s/><text:tab/>estilização única nessas tags</text:p>
      <text:p text:style-name="Standard"/>
      <text:p text:style-name="Standard">-é possível selecionar na mesma marcação de estilização, vários elementos</text:p>
      <text:p text:style-name="Standard"/>
      <text:p text:style-name="Standard">-uma boa prática para otimizar o desempenho da página web, é fazer a minificação do código</text:p>
      <text:p text:style-name="Standard"/>
      <text:p text:style-name="Standard">-uma nova prática é o uso de pré-processadores, como Sass, Less etc., ao final, é compilado</text:p>
      <text:p text:style-name="Standard"/>
      <text:p text:style-name="Standard">JAVASCRIPT</text:p>
      <text:p text:style-name="Standard">-é a terceira camada das tecnologias do lado do cliente</text:p>
      <text:p text:style-name="Standard">-é uma linguagem de programação responsável por fornecer interatividade a página, por fazer<text:s/><text:tab/>requisições assíncronas(sem a necessidade de recarregar a página) e sem sobrecarregar o<text:s/><text:tab/>servidor com requisições desnecessárias</text:p>
      <text:p text:style-name="Standard">-é possível usar através de arquivos .js externo, sendo importado na página de uso, ou entre as tags<text:s/><text:tab/>&lt;script&gt;</text:p>
      <text:p text:style-name="Standard"/>
      <text:p text:style-name="Standard"/>
      <text:p text:style-name="Standard">TECNOLOGIAS DO LADO DO SERVIDOR</text:p>
      <text:p text:style-name="Standard"/>
      <text:p text:style-name="Standard">PHP: UMA LINGUAGEM DE PROGRAMAÇÃO SERVER SIDE</text:p>
      <text:p text:style-name="Standard">-linguagens do lado servidor, fazer a comunicação entre o lado do cliente e o banco de dados</text:p>
      <text:p text:style-name="Standard"/>
      <text:p text:style-name="Standard">PHP</text:p>
      <text:p text:style-name="Standard">-(Hypertext Preprocessor)</text:p>
      <text:p text:style-name="Standard">-linguagem baseada em script</text:p>
      <text:p text:style-name="Standard">-destinada ao desenvolvimento web</text:p>
      <text:p text:style-name="Standard">COMO FUNCIONA O PHP</text:p>
      <text:p text:style-name="Standard">-é uma linguagem interpretada, ou seja, precisa rodar sobre um servidor web</text:p>
      <text:p text:style-name="Standard">-o script php é delimitado pelas tags &lt;?php&gt; ?&gt;</text:p>
      <text:p text:style-name="Standard"/>
      <text:p text:style-name="Standard">PÁGINAS DINÂMICAS E ACESSO A DADOS</text:p>
      <text:p text:style-name="Standard"/>
      <text:p text:style-name="Standard">PÁGINAS DINÂMICAS</text:p>
      <text:p text:style-name="Standard">-são páginas vivas, que tem fluxo de dados</text:p>
      <text:p text:style-name="Standard"/>
      <text:p text:style-name="Standard"/>
      <text:p text:style-name="Standard">ACESSO A DADOS</text:p>
      <text:p text:style-name="Standard">-a linguagem server side é a que mantém contato direto com um banco de dados</text:p>
      <text:p text:style-name="Standard">-para manipular um banco de dados, é preciso um SGBD</text:p>
      <text:p text:style-name="Standard"/>
      <text:p text:style-name="Standard">ASSISITR VIDEO AULA REVISA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Walter Rodrigues Junior</dc:creator>
    <meta:creation-date>2024-07-02T00:27:00Z</meta:creation-date>
    <dc:date>2024-07-02T00:27:00Z</dc:date>
    <meta:template xlink:href="Normal.dotm" xlink:type="simple"/>
    <meta:editing-cycles>104</meta:editing-cycles>
    <meta:editing-duration>PT0S</meta:editing-duration>
    <meta:document-statistic meta:page-count="1" meta:paragraph-count="14" meta:word-count="1138" meta:character-count="7274" meta:row-count="51" meta:non-whitespace-character-count="6150"/>
  </office:meta>
</office:document-meta>
</file>